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e1be" officeooo:paragraph-rsid="001ae1be"/>
    </style:style>
    <style:style style:name="P2" style:family="paragraph" style:parent-style-name="Standard">
      <style:text-properties officeooo:rsid="001b8b30" officeooo:paragraph-rsid="001b8b30"/>
    </style:style>
    <style:style style:name="P3" style:family="paragraph" style:parent-style-name="Standard">
      <style:text-properties officeooo:rsid="001b8b30" officeooo:paragraph-rsid="001cafab"/>
    </style:style>
    <style:style style:name="T1" style:family="text">
      <style:text-properties officeooo:rsid="001b8b30"/>
    </style:style>
    <style:style style:name="T2" style:family="text">
      <style:text-properties officeooo:rsid="001cafab"/>
    </style:style>
    <style:style style:name="T3" style:family="text">
      <style:text-properties officeooo:rsid="001e7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writing to apply to Concordia's Studio Arts (Painting and Drawing). <text:s text:c="2"/>Qualities of guest lecutures, diverse faculty and studio size attract me to the program. <text:s/>I am looking for a Master's to challenge my critical and technical ability as a contemporary artist specializing in painting.</text:p>
      <text:p text:style-name="P1">I became serious about pursuing art while in my undergrad at Brandon University, taking Studio courses. <text:s/>A demanding environment emphasising discussion around work in critique was challenging and stimulating. <text:s/>I explored idease like syneathesia experiences, ( ) conversations about art history and theory ( ) and notions of ugly and beauty ( ) <text:s text:c="2"/>Around third year, I became comfortable in technique and developed a looser paint handling, interested in caputring light on textured surfaces. <text:s/>One problematic element in my work was representing and borrowing visual material from other cultures. <text:s/>I was perplexed how to talk about multiculturalism of Canada and social issues. <text:s/></text:p>
      <text:p text:style-name="P1"><text:tab/>In 2014 I particpiated in ArtJerusalem, a six week study abroad program in Israel at Bezalel Academy of Art and Design. <text:s/>After reacting to Israel's issues, () I became a tourist and just painted observations. ( ) Bezalel courses were rigourous formal studios and sharpened my drawing and painting ability from life () and photography. () </text:p>
      <text:p text:style-name="P1"><text:tab/>Returning to Canada, I was exposed to Decolinialism theory and reacted to this in a performance paintined piece () but then decided it was better to focus on my own social issues <text:span text:style-name="T1">affecting the prairies</text:span> that affected and concerned me . <text:s/>( ) <text:s/>( ) <text:s/><text:span text:style-name="T1">A 2016 Exhibition in Virden Manitoba was an opporuntity to see my art resonating with a community. </text:span></text:p>
      <text:p text:style-name="P3"><text:tab/>In final year I transformed a large body of rejected children's art from the three years I had directed a rural Art Program as Summer Assistant with the MidWest Arts Centre, by drawing into their works. <text:s/>I am inspired by the impetus and problem-solving displayed by young artists and draw from it myself. <text:s/>It was in this teaching position I learned my apitude for teaching visual arts for children. <text:s/><text:span text:style-name="T2">As Cathy Mattes of the Art's department Research Assistant I was exposed to the adminstrative side inluding curating offices, managind data base of art valut and assiting organizing Walk With Our Sisters istallation. <text:s/></text:span></text:p>
      <text:p text:style-name="P3"><text:tab/>I furthured my interest in the local, the dejected and rejected in a 99-piece series of the local bus stop and a makeblieve museum exhibit of discarded consumer materials. <text:s/>In the summer, I create<text:span text:style-name="T3">d</text:span> a collaborative show <text:span text:style-name="T3">at the artist-run centre the LAG </text:span>using everyday consumer materials to represent the environmental and biological health impacts of a lifetime of consuming. <text:s/><text:span text:style-name="T3">The life-size scultpure Atlas and a few other scluptres htat was created was selected to be included in the </text:span>Questions that plague me are the value of art to the community and galleries, <text:s/>regejcted art, <text:span text:style-name="T2">art as a cumed masss-produced consumable object, and </text:span>art that becomes landfill. <text:s/></text:p>
      <text:p text:style-name="P2"><text:tab/>Since moving to Montreal I have been preoccupid with surroundings and caputuring light on surfaces. <text:s/>() My conceptual interest lies in rejected materials, authenticity and tourism. <text:s/>I believe waste products are <text:span text:style-name="T2">telling portrait of society, the authentic image that comes after an ad, and tourism is a visual representation of the desired escape. <text:s/>In my experiences in Israel and Montreal, trying to find communities to contrbute in, rather than being a spectator, trying to get past the advertised images and find “authentic” community relates to my personal goals. <text:s/>Concordia is the critical contempoary art community, backed with strong foundational historical awareness, that I want to become of and contribute to.</text:span></text:p>
      <text:p text:style-name="P2"><text:tab/><text:span text:style-name="T2">I would use the MFA to create a series of large, multi-media paintings utilizing images from Montreal-related tourism, advertising to question concepts of community, identity and authecity. <text:s/>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49:29.398000000</meta:creation-date>
    <dc:date>2016-12-09T11:22:56.872000000</dc:date>
    <meta:editing-duration>PT46M33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9" meta:word-count="612" meta:character-count="3841" meta:non-whitespace-character-count="3197"/>
  </office:meta>
</office:document-meta>
</file>